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3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number-columns-spanned="2" table:number-rows-spanned="1" table:style-name="ce5">
            <text:p>Home</text:p>
          </table:table-cell>
          <table:covered-table-cell/>
          <table:table-cell office:value-type="string" table:number-columns-spanned="3" table:number-rows-spanned="1" table:style-name="ce5">
            <text:p>Article view</text:p>
          </table:table-cell>
          <table:covered-table-cell table:number-columns-repeated="2"/>
          <table:table-cell table:number-columns-repeated="16378" table:style-name="ce2"/>
        </table:table-row>
        <table:table-row table:style-name="ro1">
          <table:table-cell office:value-type="float" office:value="58" table:formula="of:=COUNTA([.A5:.A70])" table:style-name="ce2">
            <text:p>58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Excerpt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Introduction</text:p>
          </table:table-cell>
          <table:table-cell office:value-type="string" table:style-name="ce3">
            <text:p>Content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Sans</text:p>
          </table:table-cell>
          <table:table-cell office:value-type="percentage" office:value="0.48275862068965519" table:formula="of:=COUNTIF([.B5:.B70]; [.A3])/[.A2]" table:style-name="ce4">
            <text:p>48%</text:p>
          </table:table-cell>
          <table:table-cell office:value-type="percentage" office:value="0.46551724137931033" table:formula="of:=COUNTIF([.C5:.C70]; [.A3])/[.A2]" table:style-name="ce4">
            <text:p>47%</text:p>
          </table:table-cell>
          <table:table-cell office:value-type="percentage" office:value="0.41379310344827586" table:formula="of:=COUNTIF([.D5:.D70]; [.A3])/[.A2]" table:style-name="ce4">
            <text:p>41%</text:p>
          </table:table-cell>
          <table:table-cell office:value-type="percentage" office:value="0.37931034482758619" table:formula="of:=COUNTIF([.E5:.E70]; [.A3])/[.A2]" table:style-name="ce4">
            <text:p>38%</text:p>
          </table:table-cell>
          <table:table-cell office:value-type="percentage" office:value="0.31034482758620691" table:formula="of:=COUNTIF([.F5:.F70]; [.A3])/[.A2]" table:style-name="ce4">
            <text:p>31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rif</text:p>
          </table:table-cell>
          <table:table-cell office:value-type="percentage" office:value="0.51724137931034486" table:formula="of:=COUNTIF([.B5:.B70]; [.A4])/[.A2]" table:style-name="ce4">
            <text:p>52%</text:p>
          </table:table-cell>
          <table:table-cell office:value-type="percentage" office:value="0.25862068965517243" table:formula="of:=COUNTIF([.C5:.C70]; [.A4])/[.A2]" table:style-name="ce4">
            <text:p>26%</text:p>
          </table:table-cell>
          <table:table-cell office:value-type="percentage" office:value="0.58620689655172409" table:formula="of:=COUNTIF([.D5:.D70]; [.A4])/[.A2]" table:style-name="ce4">
            <text:p>59%</text:p>
          </table:table-cell>
          <table:table-cell office:value-type="percentage" office:value="0.32758620689655171" table:formula="of:=COUNTIF([.E5:.E70]; [.A4])/[.A2]" table:style-name="ce4">
            <text:p>33%</text:p>
          </table:table-cell>
          <table:table-cell office:value-type="percentage" office:value="0.67241379310344829" table:formula="of:=COUNTIF([.F5:.F70]; [.A4])/[.A2]" table:style-name="ce4">
            <text:p>67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monde.f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beration.fr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point.fr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ate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ytimes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mundo.e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red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tionalgeographic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verge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stechnica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stcompany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shingtonpost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guardian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legraph.co.uk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ilymail.co.uk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.co.uk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it.de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eddeutsche.de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z.net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lt.de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riere.it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pubblica.it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stampa.it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pais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c.e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lha.uol.com.b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tadao.com.b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matin.ch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heures.ch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temps.ch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oomberg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times.co.uk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sofindia.indiatimes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sofisrael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post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sraelnationalnews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aretz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dianexpress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ndustantimes.com/india-news/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hindu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ndustantimes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mp.com/news/chi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inadaily.com.cn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inhuanet.com/english/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altimes.cn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tionalpost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c.ca/news/canad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globeandmail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star.com/news/canada.html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southafrican.com/news/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ol.co.z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g.co.z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s.com.au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h.com.au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s.com.au/national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pantimes.co.jp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pantoday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Microsoft Office User</meta:initial-creator>
    <dc:creator>Microsoft Office User</dc:creator>
    <meta:creation-date>2019-06-27T18:49:35Z</meta:creation-date>
    <dc:date>2019-07-02T19:39:07Z</dc:date>
  </office:meta>
</office:document-meta>
</file>